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order="0.06pt solid #000000"/>
      <style:text-properties style:font-name="Droid Sans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style:font-name="Droid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mm"/>
      <style:text-properties style:use-window-font-color="true" style:font-name="Droid Sans" fo:font-size="8pt" style:font-size-asian="8pt" style:font-size-complex="8pt"/>
    </style:style>
    <style:style style:name="ce17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6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8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3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4" style:family="table-cell" style:parent-style-name="Default">
      <style:table-cell-properties fo:background-color="transparent" fo:border="none"/>
      <style:text-properties style:font-name="Droid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8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40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2" table:default-cell-style-name="ce22"/>
        <table:table-column table:style-name="co2" table:default-cell-style-name="ce8"/>
        <table:table-column table:style-name="co2" table:number-columns-repeated="4" table:default-cell-style-name="ce22"/>
        <table:table-column table:style-name="co3" table:number-columns-repeated="2" table:default-cell-style-name="ce22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20"/>
          <table:covered-table-cell table:number-columns-repeated="2" table:style-name="ce27"/>
          <table:covered-table-cell table:number-columns-repeated="3" table:style-name="ce35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3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3" office:value-type="string" calcext:value-type="string">
            <text:p>Capacité (h/semaine) :</text:p>
          </table:table-cell>
          <table:table-cell table:style-name="ce25" office:value-type="float" office:value="7" calcext:value-type="float">
            <text:p>7</text:p>
          </table:table-cell>
          <table:table-cell table:style-name="ce23"/>
          <table:table-cell table:style-name="ce25"/>
          <table:table-cell table:style-name="ce36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Default"/>
          <table:table-cell table:style-name="ce1"/>
          <table:table-cell table:style-name="ce23" office:value-type="string" calcext:value-type="string">
            <text:p>Unité Jh (heures) :</text:p>
          </table:table-cell>
          <table:table-cell table:style-name="ce25" office:value-type="float" office:value="7" calcext:value-type="float">
            <text:p>7</text:p>
          </table:table-cell>
          <table:table-cell table:style-name="ce23"/>
          <table:table-cell table:style-name="ce25"/>
          <table:table-cell table:style-name="ce36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4"/>
          <table:covered-table-cell table:number-columns-repeated="2" table:style-name="ce21"/>
          <table:covered-table-cell table:style-name="ce26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4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8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llation et configuration de gradle</text:p>
          </table:table-cell>
          <table:table-cell table:style-name="ce16" office:value-type="float" office:value="9" calcext:value-type="float">
            <text:p>9</text:p>
          </table:table-cell>
          <table:table-cell table:formula="of:=[.B13]/[.$E$7]" office:value-type="float" office:value="1.28571428571429" calcext:value-type="float">
            <text:p>1,2857142857</text:p>
          </table:table-cell>
          <table:table-cell table:style-name="ce16" office:value-type="float" office:value="4" calcext:value-type="float">
            <text:p>4</text:p>
          </table:table-cell>
          <table:table-cell table:formula="of:=[.D13]/[.$E$7]" office:value-type="float" office:value="0.571428571428571" calcext:value-type="float">
            <text:p>0,5714285714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pprentissage du langage Scala (base du langage)</text:p>
          </table:table-cell>
          <table:table-cell table:style-name="ce9" office:value-type="float" office:value="5" calcext:value-type="float">
            <text:p>5</text:p>
          </table:table-cell>
          <table:table-cell table:formula="of:=[.B14]/[.$E$7]" office:value-type="float" office:value="0.714285714285714" calcext:value-type="float">
            <text:p>0,7142857143</text:p>
          </table:table-cell>
          <table:table-cell table:style-name="ce9" office:value-type="float" office:value="5" calcext:value-type="float">
            <text:p>5</text:p>
          </table:table-cell>
          <table:table-cell table:formula="of:=[.D14]/[.$E$7]" office:value-type="float" office:value="0.714285714285714" calcext:value-type="float">
            <text:p>0,714285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éalisation d'un environement de travail pour les tests</text:p>
          </table:table-cell>
          <table:table-cell office:value-type="float" office:value="9" calcext:value-type="float">
            <text:p>9</text:p>
          </table:table-cell>
          <table:table-cell table:formula="of:=[.B15]/[.$E$7]" office:value-type="float" office:value="1.28571428571429" calcext:value-type="float">
            <text:p>1,2857142857</text:p>
          </table:table-cell>
          <table:table-cell office:value-type="float" office:value="5" calcext:value-type="float">
            <text:p>5</text:p>
          </table:table-cell>
          <table:table-cell table:formula="of:=[.D15]/[.$E$7]" office:value-type="float" office:value="0.714285714285714" calcext:value-type="float">
            <text:p>0,714285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seignement sur Akka</text:p>
          </table:table-cell>
          <table:table-cell office:value-type="float" office:value="10" calcext:value-type="float">
            <text:p>10</text:p>
          </table:table-cell>
          <table:table-cell table:formula="of:=[.B16]/[.$E$7]" office:value-type="float" office:value="1.42857142857143" calcext:value-type="float">
            <text:p>1,4285714286</text:p>
          </table:table-cell>
          <table:table-cell office:value-type="float" office:value="6" calcext:value-type="float">
            <text:p>6</text:p>
          </table:table-cell>
          <table:table-cell table:formula="of:=[.D16]/[.$E$7]" office:value-type="float" office:value="0.857142857142857" calcext:value-type="float">
            <text:p>0,85714285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office:value-type="float" office:value="2" calcext:value-type="float">
            <text:p>2</text:p>
          </table:table-cell>
          <table:table-cell table:formula="of:=[.B17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17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s unitaires sur l'entrée</text:p>
          </table:table-cell>
          <table:table-cell office:value-type="float" office:value="10" calcext:value-type="float">
            <text:p>10</text:p>
          </table:table-cell>
          <table:table-cell table:formula="of:=[.B18]/[.$E$7]" office:value-type="float" office:value="1.42857142857143" calcext:value-type="float">
            <text:p>1,4285714286</text:p>
          </table:table-cell>
          <table:table-cell office:value-type="float" office:value="10" calcext:value-type="float">
            <text:p>10</text:p>
          </table:table-cell>
          <table:table-cell table:formula="of:=[.D18]/[.$E$7]" office:value-type="float" office:value="1.42857142857143" calcext:value-type="float">
            <text:p>1,4285714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s unitaires sur le controlleur</text:p>
          </table:table-cell>
          <table:table-cell office:value-type="float" office:value="4" calcext:value-type="float">
            <text:p>4</text:p>
          </table:table-cell>
          <table:table-cell table:formula="of:=[.B19]/[.$E$7]" office:value-type="float" office:value="0.571428571428571" calcext:value-type="float">
            <text:p>0,5714285714</text:p>
          </table:table-cell>
          <table:table-cell office:value-type="float" office:value="4" calcext:value-type="float">
            <text:p>4</text:p>
          </table:table-cell>
          <table:table-cell table:formula="of:=[.D19]/[.$E$7]" office:value-type="float" office:value="0.571428571428571" calcext:value-type="float">
            <text:p>0,57142857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 d'integration entrée/module ml</text:p>
          </table:table-cell>
          <table:table-cell office:value-type="float" office:value="5" calcext:value-type="float">
            <text:p>5</text:p>
          </table:table-cell>
          <table:table-cell table:formula="of:=[.B20]/[.$E$7]" office:value-type="float" office:value="0.714285714285714" calcext:value-type="float">
            <text:p>0,7142857143</text:p>
          </table:table-cell>
          <table:table-cell office:value-type="float" office:value="5" calcext:value-type="float">
            <text:p>5</text:p>
          </table:table-cell>
          <table:table-cell table:formula="of:=[.D20]/[.$E$7]" office:value-type="float" office:value="0.714285714285714" calcext:value-type="float">
            <text:p>0,7142857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 d'integration entrée/module ml/sortie</text:p>
          </table:table-cell>
          <table:table-cell office:value-type="float" office:value="2" calcext:value-type="float">
            <text:p>2</text:p>
          </table:table-cell>
          <table:table-cell table:formula="of:=[.B21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21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éalisation d'un exemple pour le client</text:p>
          </table:table-cell>
          <table:table-cell office:value-type="float" office:value="2" calcext:value-type="float">
            <text:p>2</text:p>
          </table:table-cell>
          <table:table-cell table:formula="of:=[.B2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22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7" table:formula="of:=SUM([.B13:.B22])" office:value-type="float" office:value="58" calcext:value-type="float">
            <text:p>58</text:p>
          </table:table-cell>
          <table:table-cell table:style-name="ce17" table:formula="of:=SUM([.C13:.C22])" office:value-type="float" office:value="8.28571428571429" calcext:value-type="float">
            <text:p>8,2857142857</text:p>
          </table:table-cell>
          <table:table-cell table:style-name="ce17" table:formula="of:=SUM([.D13:.D22])" office:value-type="float" office:value="45" calcext:value-type="float">
            <text:p>45</text:p>
          </table:table-cell>
          <table:table-cell table:style-name="ce17" table:formula="of:=SUM([.E13:.EE22])" office:value-type="float" office:value="6.42857142857143" calcext:value-type="float">
            <text:p>6,4285714286</text:p>
          </table:table-cell>
          <table:table-cell table:style-name="ce29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1"/>
          <table:table-cell table:style-name="ce18" table:number-columns-repeated="4"/>
          <table:table-cell table:style-name="ce30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4"/>
          <table:covered-table-cell table:number-columns-repeated="2" table:style-name="ce21"/>
          <table:covered-table-cell table:style-name="ce26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4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8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EncryptedPropertiesTest</text:p>
          </table:table-cell>
          <table:table-cell table:style-name="ce19"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table:style-name="ce19" office:value-type="float" office:value="2" calcext:value-type="float">
            <text:p>2</text:p>
          </table:table-cell>
          <table:table-cell table:formula="of:=[.D28]/[.$E$7]" office:value-type="float" office:value="0.285714285714286" calcext:value-type="float">
            <text:p>0,2857142857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DbConnectorTest</text:p>
          </table:table-cell>
          <table:table-cell table:style-name="ce19" office:value-type="float" office:value="1" calcext:value-type="float">
            <text:p>1</text:p>
          </table:table-cell>
          <table:table-cell table:formula="of:=[.B29]/[.$E$7]" office:value-type="float" office:value="0.142857142857143" calcext:value-type="float">
            <text:p>0,1428571429</text:p>
          </table:table-cell>
          <table:table-cell table:style-name="ce19" office:value-type="float" office:value="1" calcext:value-type="float">
            <text:p>1</text:p>
          </table:table-cell>
          <table:table-cell table:formula="of:=[.D29]/[.$E$7]" office:value-type="float" office:value="0.142857142857143" calcext:value-type="float">
            <text:p>0,1428571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aires Tests première iteration</text:p>
          </table:table-cell>
          <table:table-cell table:style-name="ce19" office:value-type="float" office:value="2" calcext:value-type="float">
            <text:p>2</text:p>
          </table:table-cell>
          <table:table-cell table:formula="of:=[.B30]/[.$E$7]" office:value-type="float" office:value="0.285714285714286" calcext:value-type="float">
            <text:p>0,2857142857</text:p>
          </table:table-cell>
          <table:table-cell table:style-name="ce19" office:value-type="float" office:value="1" calcext:value-type="float">
            <text:p>1</text:p>
          </table:table-cell>
          <table:table-cell table:formula="of:=[.D30]/[.$E$7]" office:value-type="float" office:value="0.142857142857143" calcext:value-type="float">
            <text:p>0,1428571429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7" table:formula="of:=SUM([.B28:.B30])" office:value-type="float" office:value="5" calcext:value-type="float">
            <text:p>5</text:p>
          </table:table-cell>
          <table:table-cell table:style-name="ce17" table:formula="of:=SUM([.C28:.C30])" office:value-type="float" office:value="0.714285714285714" calcext:value-type="float">
            <text:p>0,7142857143</text:p>
          </table:table-cell>
          <table:table-cell table:style-name="ce17" table:formula="of:=SUM([.D28:.D30])" office:value-type="float" office:value="4" calcext:value-type="float">
            <text:p>4</text:p>
          </table:table-cell>
          <table:table-cell table:style-name="ce17" table:formula="of:=SUM([.E28:.EE30])" office:value-type="float" office:value="0.571428571428571" calcext:value-type="float">
            <text:p>0,5714285714</text:p>
          </table:table-cell>
          <table:table-cell table:style-name="ce29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1"/>
          <table:table-cell table:style-name="ce18" table:number-columns-repeated="4"/>
          <table:table-cell table:style-name="ce30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4"/>
          <table:covered-table-cell table:number-columns-repeated="2" table:style-name="ce21"/>
          <table:covered-table-cell table:style-name="ce26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4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8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Travail sur l'instantiation de SmartLogger sur Saagit</text:p>
          </table:table-cell>
          <table:table-cell table:style-name="ce19" office:value-type="float" office:value="5" calcext:value-type="float">
            <text:p>5</text:p>
          </table:table-cell>
          <table:table-cell table:formula="of:=[.B36]/[.E7]" office:value-type="float" office:value="0.714285714285714" calcext:value-type="float">
            <text:p>0,7142857143</text:p>
          </table:table-cell>
          <table:table-cell table:style-name="ce19" office:value-type="string" calcext:value-type="string">
            <text:p>?</text:p>
          </table:table-cell>
          <table:table-cell table:formula="of:=[.D36]/[.E7]" office:value-type="string" office:string-value="" calcext:value-type="error">
            <text:p>#VALEUR !</text:p>
          </table:table-cell>
          <table:table-cell table:style-name="ce31" office:value-type="date" office:date-value="2017-04-17" calcext:value-type="date">
            <text:p>17/04/17</text:p>
          </table:table-cell>
          <table:table-cell table:style-name="ce31"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7" table:formula="of:=SUM([.B36:.B36])" office:value-type="float" office:value="5" calcext:value-type="float">
            <text:p>5</text:p>
          </table:table-cell>
          <table:table-cell table:style-name="ce17" table:formula="of:=SUM([.C36:.C36])" office:value-type="float" office:value="0.714285714285714" calcext:value-type="float">
            <text:p>0,7142857143</text:p>
          </table:table-cell>
          <table:table-cell table:style-name="ce17" table:formula="of:=SUM([.D36:.D36])" office:value-type="float" office:value="0" calcext:value-type="float">
            <text:p>0</text:p>
          </table:table-cell>
          <table:table-cell table:style-name="ce17" table:formula="of:=SUM([.E36:.E36])" office:value-type="string" office:string-value="" calcext:value-type="error">
            <text:p>#VALEUR !</text:p>
          </table:table-cell>
          <table:table-cell table:style-name="ce29"/>
          <table:table-cell table:style-name="ce32" table:number-columns-repeated="3"/>
          <table:table-cell table:style-name="ce39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20:26:17.702039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20T20:57:19.029917259</dc:date>
    <meta:editing-duration>PT2H13M47S</meta:editing-duration>
    <meta:editing-cycles>103</meta:editing-cycles>
    <meta:generator>LibreOffice/5.0.3.2$Linux_X86_64 LibreOffice_project/00m0$Build-2</meta:generator>
    <meta:document-statistic meta:table-count="1" meta:cell-count="143" meta:object-count="0"/>
  </office:meta>
</office:document-meta>
</file>